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BB000000E5B89C68BD.svm" manifest:media-type=""/>
  <manifest:file-entry manifest:full-path="Pictures/20000001000000C3000000A1D578F1D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1.26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574cm"/>
    </style:style>
    <style:style style:name="gr9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198cm"/>
    </style:style>
    <style:style style:name="gr11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2pt" style:font-size-asian="12pt" style:font-size-complex="12pt"/>
    </style:style>
    <style:style style:name="P4" style:family="paragraph">
      <style:text-properties fo:font-family="'XB Tabriz'" style:font-pitch="variable"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8cm" svg:height="1.086cm" svg:x="3.259cm" svg:y="1.3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48cm" svg:height="1.086cm" svg:x="3.119cm" svg:y="1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48cm" svg:height="1.086cm" svg:x="5.638cm" svg:y="1.35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15cm" svg:y1="1.918cm" svg:x2="2.744cm" svg:y2="1.918cm">
          <text:p/>
        </draw:line>
        <draw:line draw:style-name="gr3" draw:text-style-name="P1" draw:layer="layout" svg:x1="6.135cm" svg:y1="1.896cm" svg:x2="5.729cm" svg:y2="1.896cm">
          <text:p/>
        </draw:line>
        <draw:frame draw:style-name="gr4" draw:text-style-name="P3" draw:layer="layout" svg:width="2.83cm" svg:height="0.696cm" svg:x="0.788cm" svg:y="0.503cm">
          <draw:text-box>
            <text:p text:style-name="P2"><text:span text:style-name="T1">مثبت نیم موصل سلیکان</text:span></text:p>
          </draw:text-box>
        </draw:frame>
        <draw:connector draw:style-name="gr5" draw:text-style-name="P1" draw:layer="layout" draw:type="curve" svg:x1="5.186cm" svg:y1="0.833cm" svg:x2="4.873cm" svg:y2="1.862cm" draw:start-shape="id1" draw:start-glue-point="6" draw:end-shape="id2" draw:end-glue-point="0" svg:d="m5186 833c-209 0-313 343-313 1029">
          <text:p/>
        </draw:connector>
        <draw:connector draw:style-name="gr5" draw:text-style-name="P1" draw:layer="layout" draw:type="curve" svg:x1="3.553cm" svg:y1="0.827cm" svg:x2="3.93cm" svg:y2="1.78cm" draw:start-shape="id3" draw:start-glue-point="10" draw:end-shape="id4" draw:end-glue-point="0" svg:d="m3553 827c252 0 377 317 377 953">
          <text:p/>
        </draw:connector>
        <draw:frame draw:style-name="gr4" draw:text-style-name="P3" draw:layer="layout" svg:width="2.792cm" svg:height="0.696cm" svg:x="5.14cm" svg:y="0.554cm">
          <draw:text-box>
            <text:p text:style-name="P2"><text:span text:style-name="T1">منفی نیم موصل سلیکان</text:span></text:p>
          </draw:text-box>
        </draw:frame>
        <draw:frame draw:style-name="gr6" draw:text-style-name="P4" xml:id="id5" draw:id="id5" draw:layer="layout" svg:width="1.975cm" svg:height="0.696cm" svg:x="0.754cm" svg:y="2.392cm">
          <draw:text-box>
            <text:p><text:span text:style-name="T1">دھاتی برقی جوڑ</text:span><text:span text:style-name="T1"> </text:span></text:p>
          </draw:text-box>
          <draw:glue-point draw:id="4" svg:x="3.402cm" svg:y="-1.954cm"/>
        </draw:frame>
        <draw:connector draw:style-name="gr5" draw:text-style-name="P1" draw:layer="layout" draw:type="curve" draw:line-skew="0.43cm" svg:x1="2.412cm" svg:y1="2.605cm" svg:x2="3.101cm" svg:y2="2.243cm" draw:start-shape="id5" draw:start-glue-point="4" svg:d="m2412 2605c0-424 689-244 689-362">
          <text:p/>
        </draw:connector>
        <draw:custom-shape draw:style-name="gr1" draw:text-style-name="P1" xml:id="id1" draw:id="id1" draw:layer="layout" svg:width="2.616cm" svg:height="1.059cm" svg:x="5.186cm" svg:y="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725cm" svg:height="0.997cm" svg:x="0.828cm" svg:y="0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475cm" svg:y1="1.346cm" svg:x2="4.475cm" svg:y2="2.434cm">
          <text:p/>
        </draw:line>
        <draw:frame draw:style-name="gr8" draw:text-style-name="P4" draw:layer="layout" svg:width="1.594cm" svg:height="0.911cm" svg:x="1.306cm" svg:y="1.362cm">
          <draw:text-box>
            <text:p text:style-name="P5"><text:span text:style-name="T2">مداخل</text:span><text:span text:style-name="T2"> </text:span></text:p>
          </draw:text-box>
          <draw:glue-point draw:id="4" svg:x="3.402cm" svg:y="-1.954cm"/>
        </draw:frame>
        <draw:frame draw:style-name="gr8" draw:text-style-name="P4" draw:layer="layout" svg:width="1.294cm" svg:height="0.911cm" svg:x="6.076cm" svg:y="1.362cm">
          <draw:text-box>
            <text:p text:style-name="P5"><text:span text:style-name="T2">مخارج</text:span></text:p>
          </draw:text-box>
          <draw:glue-point draw:id="4" svg:x="3.402cm" svg:y="-1.954cm"/>
        </draw:frame>
        <draw:g>
          <draw:line draw:style-name="gr9" draw:text-style-name="P1" draw:layer="layout" svg:x1="4.147cm" svg:y1="3.651cm" svg:x2="4.147cm" svg:y2="4.498cm">
            <text:p/>
          </draw:line>
          <draw:line draw:style-name="gr9" draw:text-style-name="P1" draw:layer="layout" svg:x1="4.149cm" svg:y1="4.5cm" svg:x2="4.883cm" svg:y2="4.076cm">
            <text:p/>
          </draw:line>
          <draw:line draw:style-name="gr9" draw:text-style-name="P1" draw:layer="layout" svg:x1="4.143cm" svg:y1="3.653cm" svg:x2="4.877cm" svg:y2="4.077cm">
            <text:p/>
          </draw:line>
          <draw:line draw:style-name="gr9" draw:text-style-name="P1" draw:layer="layout" svg:x1="4.883cm" svg:y1="3.661cm" svg:x2="4.883cm" svg:y2="4.508cm">
            <text:p/>
          </draw:line>
          <draw:line draw:style-name="gr9" draw:text-style-name="P1" draw:layer="layout" svg:x1="4.878cm" svg:y1="4.076cm" svg:x2="5.279cm" svg:y2="4.076cm">
            <text:p/>
          </draw:line>
          <draw:line draw:style-name="gr9" draw:text-style-name="P1" draw:layer="layout" svg:x1="3.747cm" svg:y1="4.09cm" svg:x2="4.148cm" svg:y2="4.09cm">
            <text:p/>
          </draw:line>
        </draw:g>
        <draw:frame draw:style-name="gr8" draw:text-style-name="P4" draw:layer="layout" svg:width="1.594cm" svg:height="0.911cm" svg:x="2.36cm" svg:y="3.542cm">
          <draw:text-box>
            <text:p text:style-name="P5"><text:span text:style-name="T2">مداخل</text:span><text:span text:style-name="T2"> </text:span></text:p>
          </draw:text-box>
          <draw:glue-point draw:id="4" svg:x="3.402cm" svg:y="-1.954cm"/>
        </draw:frame>
        <draw:frame draw:style-name="gr8" draw:text-style-name="P4" draw:layer="layout" svg:width="1.294cm" svg:height="0.911cm" svg:x="5.29cm" svg:y="3.542cm">
          <draw:text-box>
            <text:p text:style-name="P5"><text:span text:style-name="T2">مخارج</text:span></text:p>
          </draw:text-box>
          <draw:glue-point draw:id="4" svg:x="3.402cm" svg:y="-1.954cm"/>
        </draw:frame>
        <draw:frame draw:style-name="gr10" draw:text-style-name="P4" draw:layer="layout" svg:width="0.937cm" svg:height="0.911cm" svg:x="7.538cm" svg:y="1.442cm">
          <draw:text-box>
            <text:p text:style-name="P5"><text:span text:style-name="T2">(</text:span><text:span text:style-name="T2">ا</text:span><text:span text:style-name="T2">)</text:span></text:p>
          </draw:text-box>
          <draw:glue-point draw:id="4" svg:x="3.402cm" svg:y="-1.954cm"/>
        </draw:frame>
        <draw:frame draw:style-name="gr10" draw:text-style-name="P4" draw:layer="layout" svg:width="1.2cm" svg:height="0.911cm" svg:x="7.406cm" svg:y="3.709cm">
          <draw:text-box>
            <text:p text:style-name="P5"><text:span text:style-name="T2">(</text:span><text:span text:style-name="T2">ب</text:span><text:span text:style-name="T2">)</text:span></text:p>
          </draw:text-box>
          <draw:glue-point draw:id="4" svg:x="3.402cm" svg:y="-1.954cm"/>
        </draw:frame>
        <draw:frame draw:style-name="gr11" draw:text-style-name="P1" xml:id="id4" draw:id="id4" draw:layer="layout" svg:width="0.223cm" svg:height="0.274cm" svg:x="3.819cm" svg:y="1.78cm">
          <draw:image xlink:href="Pictures/20000001000000BB000000E5B89C68BD.svm" xlink:type="simple" xlink:show="embed" xlink:actuate="onLoad">
            <text:p/>
          </draw:image>
        </draw:frame>
        <draw:frame draw:style-name="gr12" draw:text-style-name="P1" xml:id="id2" draw:id="id2" draw:layer="layout" svg:width="0.233cm" svg:height="0.192cm" svg:x="4.757cm" svg:y="1.862cm">
          <draw:image xlink:href="Pictures/20000001000000C3000000A1D578F1D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6T11:03:50</dc:date>
    <dc:creator>kkk </dc:creator>
    <meta:editing-duration>PT2M41S</meta:editing-duration>
    <meta:editing-cycles>1</meta:editing-cycles>
    <meta:document-statistic meta:object-count="29"/>
    <meta:generator>LibreOffice/3.3$Linux LibreOffice_project/330m19$Build-401</meta:generator>
  </office:meta>
</office:document-meta>
</file>